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3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4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5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6" style:parent-style-name="NormalWeb" style:family="paragraph">
      <style:paragraph-properties fo:margin-top="0in" fo:margin-bottom="0in"/>
      <style:text-properties style:font-name="Calibri" style:font-name-complex="Calibri"/>
    </style:style>
  </office:automatic-styles>
  <office:body>
    <office:text text:use-soft-page-breaks="true">
      <text:p text:style-name="P1">Smart-City Requirements:</text:p>
      <text:p text:style-name="P2"/>
      <text:p text:style-name="P3">1.Detection of object /human<text:s/>error and<text:s/>track the events.</text:p>
      <text:p text:style-name="P4">2.Parking conditions: parking space which can be reduce the fuel and space while waiting for<text:s/>parking)</text:p>
      <text:p text:style-name="P5">3.Analyze the situation of traffic (such as it can be due to parking the vehicle/ crossing the road with lane change/dead end -By Sensors)</text:p>
      <text:p text:style-name="P6">4.Accidents and collision :(after crash the immediate action can be taken by sending signal through GPS to emergency services without any delay of telecommunication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vya Sharma</meta:initial-creator>
    <dc:creator>Divya Sharma</dc:creator>
    <meta:creation-date>2022-12-21T21:20:00Z</meta:creation-date>
    <dc:date>2022-12-21T21:23:00Z</dc:date>
    <meta:template xlink:href="Normal" xlink:type="simple"/>
    <meta:editing-cycles>2</meta:editing-cycles>
    <meta:editing-duration>PT180S</meta:editing-duration>
    <meta:document-statistic meta:page-count="1" meta:paragraph-count="1" meta:word-count="73" meta:character-count="490" meta:row-count="3" meta:non-whitespace-character-count="418"/>
  </office:meta>
</office:document-meta>
</file>